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ecf" officeooo:paragraph-rsid="001d1ecf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re :</text:p>
      <text:p text:style-name="P1"><text:span text:style-name="T1">Action</text:span></text:p>
      <text:p text:style-name="P1"><text:span text:style-name="T1">Adventure</text:span></text:p>
      <text:p text:style-name="P1"><text:span text:style-name="T1">Fantasy</text:span></text:p>
      <text:p text:style-name="P1"><text:span text:style-name="T1">Sci-Fi</text:span></text:p>
      <text:p text:style-name="P1"><text:span text:style-name="T1">Thriller</text:span></text:p>
      <text:p text:style-name="P1"><text:span text:style-name="T1">Romance</text:span></text:p>
      <text:p text:style-name="P1"><text:span text:style-name="T1">Animation</text:span></text:p>
      <text:p text:style-name="P1"><text:span text:style-name="T1">Comedy</text:span></text:p>
      <text:p text:style-name="P1"><text:span text:style-name="T1">Family</text:span></text:p>
      <text:p text:style-name="P1"><text:span text:style-name="T1">Fantasy</text:span></text:p>
      <text:p text:style-name="P1"><text:span text:style-name="T1">Musical</text:span></text:p>
      <text:p text:style-name="P1"><text:span text:style-name="T1">Mystery</text:span></text:p>
      <text:p text:style-name="P1"><text:span text:style-name="T1">Western</text:span></text:p>
      <text:p text:style-name="P1"><text:span text:style-name="T1">Drama</text:span></text:p>
      <text:p text:style-name="P1"><text:span text:style-name="T1">Sport</text:span></text:p>
      <text:p text:style-name="P1"><text:span text:style-name="T1">Crime</text:span></text:p>
      <text:p text:style-name="P1"><text:span text:style-name="T1">Horror</text:span></text:p>
      <text:p text:style-name="P1"><text:span text:style-name="T1">History</text:span></text:p>
      <text:p text:style-name="P1"><text:span text:style-name="T1">War</text:span></text:p>
      <text:p text:style-name="P1"><text:span text:style-name="T1">Biography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1:13:08.639791592</meta:creation-date>
    <dc:date>2017-03-31T21:37:43.884266078</dc:date>
    <meta:editing-duration>PT9M35S</meta:editing-duration>
    <meta:editing-cycles>1</meta:editing-cycles>
    <meta:document-statistic meta:table-count="0" meta:image-count="0" meta:object-count="0" meta:page-count="1" meta:paragraph-count="21" meta:word-count="22" meta:character-count="139" meta:non-whitespace-character-count="138"/>
    <meta:generator>LibreOffice/4.2.8.2$Linux_X86_64 LibreOffice_project/420m0$Build-2</meta:generator>
  </office:meta>
</office:document-meta>
</file>